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fo:margin-left="1.244cm" fo:margin-right="0cm" fo:line-height="150%" fo:text-indent="-0.635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margin-left="1.244cm" fo:margin-right="0cm" fo:text-indent="-0.635cm" style:auto-text-indent="false">
        <style:tab-stops/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non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<text:line-break/><text:line-break/><text:line-break/><text:line-break/><text:span text:style-name="T2"><text:tab/></text:span>Sommaire</text:p>
      <text:p text:style-name="P1"><text:span text:style-name="T1"><text:line-break/><text:line-break/><text:line-break/><text:line-break/></text:span></text:p>
      <text:list xml:id="list1890834157" text:style-name="L1">
        <text:list-item>
          <text:p text:style-name="P2"><text:s/><text:tab/>Introduction............................................................................ <text:s/>3</text:p>
        </text:list-item>
        <text:list-item>
          <text:p text:style-name="P2"><text:s/><text:tab/>Schéma heuristique................................................................ <text:s/>5</text:p>
        </text:list-item>
        <text:list-item>
          <text:p text:style-name="P2">Maquette vierge du guide d'entretien................................... <text:s/>7</text:p>
        </text:list-item>
        <text:list-item>
          <text:p text:style-name="P2">6 tests de la maquette et analyse............................................ <text:s/>8</text:p>
        </text:list-item>
        <text:list-item>
          <text:p text:style-name="P2"><text:s/><text:tab/>Étude de la méthodologie de communication.................... <text:s/>18</text:p>
        </text:list-item>
        <text:list-item>
          <text:p text:style-name="P2">Optimisation de la maquette............................................... <text:s/>22</text:p>
        </text:list-item>
        <text:list-item>
          <text:p text:style-name="P4">Bilan et compétences acquises............................................. <text:s/>24</text:p>
        </text:list-item>
        <text:list-item>
          <text:p text:style-name="P4">Annexes................................................................................. <text:s/>26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rik </meta:initial-creator>
    <meta:creation-date>2010-12-09T10:17:53</meta:creation-date>
    <dc:date>2010-12-09T12:46:27</dc:date>
    <dc:creator>Tarik </dc:creator>
    <meta:editing-duration>PT01H03M15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47" meta:character-count="693"/>
  </office:meta>
</office:document-meta>
</file>